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6000007221D6029233E4B99B8.png" manifest:media-type="image/png"/>
  <manifest:file-entry manifest:full-path="Pictures/1000000000000278000001DA66B2A8FBE9119146.png" manifest:media-type="image/png"/>
  <manifest:file-entry manifest:full-path="Pictures/1000000000000276000001D8D06974A4105EC3E6.png" manifest:media-type="image/png"/>
  <manifest:file-entry manifest:full-path="Pictures/1000000000000277000001D4BD2FCA8ADC651BEC.png" manifest:media-type="image/png"/>
  <manifest:file-entry manifest:full-path="Pictures/1000000000000274000001DCCC15D652327C8882.png" manifest:media-type="image/png"/>
  <manifest:file-entry manifest:full-path="Pictures/100000000000027B000001DAB3A31F5552A4ECFF.png" manifest:media-type="image/png"/>
  <manifest:file-entry manifest:full-path="Pictures/1000000000000274000001D7784875C21E0D716F.png" manifest:media-type="image/png"/>
  <manifest:file-entry manifest:full-path="Pictures/100000000000027A000001D6E95304504E1A32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1" officeooo:paragraph-rsid="0000c6b1"/>
    </style:style>
    <style:style style:name="P2" style:family="paragraph" style:parent-style-name="Standard">
      <style:text-properties officeooo:rsid="0000c6b1" officeooo:paragraph-rsid="0002a0ac"/>
    </style:style>
    <style:style style:name="P3" style:family="paragraph" style:parent-style-name="Standard">
      <style:text-properties officeooo:rsid="0000c6b1" officeooo:paragraph-rsid="0004262b"/>
    </style:style>
    <style:style style:name="P4" style:family="paragraph" style:parent-style-name="Standard">
      <style:text-properties officeooo:rsid="0000c6b1" officeooo:paragraph-rsid="0004ebcc"/>
    </style:style>
    <style:style style:name="P5" style:family="paragraph" style:parent-style-name="Standard">
      <style:text-properties officeooo:rsid="0000c6b1" officeooo:paragraph-rsid="0006a577"/>
    </style:style>
    <style:style style:name="P6" style:family="paragraph" style:parent-style-name="Standard">
      <style:text-properties officeooo:rsid="0001cdb2" officeooo:paragraph-rsid="0001cdb2"/>
    </style:style>
    <style:style style:name="P7" style:family="paragraph" style:parent-style-name="Standard">
      <style:text-properties officeooo:rsid="0001cdb2" officeooo:paragraph-rsid="0002a0ac"/>
    </style:style>
    <style:style style:name="P8" style:family="paragraph" style:parent-style-name="Standard">
      <style:text-properties officeooo:rsid="0001cdb2" officeooo:paragraph-rsid="0004262b"/>
    </style:style>
    <style:style style:name="P9" style:family="paragraph" style:parent-style-name="Standard">
      <style:text-properties officeooo:rsid="0001cdb2" officeooo:paragraph-rsid="0004ebcc"/>
    </style:style>
    <style:style style:name="P10" style:family="paragraph" style:parent-style-name="Standard">
      <style:text-properties officeooo:rsid="0001cdb2" officeooo:paragraph-rsid="0006a577"/>
    </style:style>
    <style:style style:name="P11" style:family="paragraph" style:parent-style-name="Standard">
      <style:text-properties officeooo:rsid="00088241" officeooo:paragraph-rsid="00088241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/text:p>
      <text:p text:style-name="P1">Size: 1000</text:p>
      <text:p text:style-name="P1">Nr DC: 1000 <text:s/>(1 node datacenters<text:span text:style-name="T1">)</text:span></text:p>
      <text:p text:style-name="P6">only sender and receiver are long links </text:p>
      <text:p text:style-name="P1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2.</text:p>
      <text:p text:style-name="P2">Size: 1000</text:p>
      <text:p text:style-name="P2">Nr DC: 100 <text:s/>(1<text:span text:style-name="T2">0</text:span> node<text:span text:style-name="T2">s</text:span> datacenters<text:span text:style-name="T1">)</text:span></text:p>
      <text:p text:style-name="P7">only sender and receiver are long links </text:p>
      <text:p text:style-name="P1"/>
      <text:p text:style-name="P1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3.</text:p>
      <text:p text:style-name="P2">Size: <text:span text:style-name="T2">2</text:span>000</text:p>
      <text:p text:style-name="P2">Nr DC: <text:span text:style-name="T2">2</text:span>000 <text:s/>(1 node datacenters<text:span text:style-name="T1">)</text:span></text:p>
      <text:p text:style-name="P7">only sender and receiver are long links </text:p>
      <text:p text:style-name="P7"><draw:frame draw:style-name="fr3" draw:name="Image3" text:anchor-type="paragraph" svg:width="5.1in" svg:height="3.8071in" draw:z-index="2"><draw:image xlink:href="Pictures/100000000000027B000001DAB3A31F5552A4ECF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4.</text:p>
      <text:p text:style-name="P5">Size: <text:span text:style-name="T2">2</text:span>000</text:p>
      <text:p text:style-name="P5">Nr DC: <text:span text:style-name="T2">2</text:span>00 <text:s/>(1<text:span text:style-name="T5">0</text:span> node datacenters<text:span text:style-name="T1">)</text:span></text:p>
      <text:p text:style-name="P10">only sender and receiver are long links </text:p>
      <text:p text:style-name="P10"><draw:frame draw:style-name="fr3" draw:name="Image6" text:anchor-type="paragraph" svg:width="5.0134in" svg:height="3.7165in" draw:z-index="5"><draw:image xlink:href="Pictures/100000000000027A000001D6E95304504E1A32E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text:soft-page-break/>5.</text:p>
      <text:p text:style-name="P3">Size: <text:span text:style-name="T3">3</text:span>000</text:p>
      <text:p text:style-name="P3">Nr DC: <text:span text:style-name="T3">3</text:span>000 <text:s/>(1 node datacenters<text:span text:style-name="T1">)</text:span></text:p>
      <text:p text:style-name="P8">only sender and receiver are long links </text:p>
      <text:p text:style-name="P7"><draw:frame draw:style-name="fr4" draw:name="Image4" text:anchor-type="paragraph" svg:width="5.172in" svg:height="3.8362in" draw:z-index="3"><draw:image xlink:href="Pictures/1000000000000277000001D4BD2FCA8ADC651BEC.png" xlink:type="simple" xlink:show="embed" xlink:actuate="onLoad"/></draw:frame></text:p>
      <text:p text:style-name="P11">6.</text:p>
      <text:p text:style-name="P4">Size: <text:span text:style-name="T3">3</text:span>000</text:p>
      <text:p text:style-name="P4">Nr DC: <text:span text:style-name="T3">3</text:span>00 (1<text:span text:style-name="T4">0</text:span> node datacenters<text:span text:style-name="T1">)</text:span></text:p>
      <text:p text:style-name="P9">only sender and receiver are long links </text:p>
      <text:p text:style-name="P9"/>
      <text:p text:style-name="P9"><draw:frame draw:style-name="fr2" draw:name="Image5" text:anchor-type="paragraph" svg:x="0.8528in" svg:y="0.0146in" svg:width="4.6752in" svg:height="3.5028in" draw:z-index="4"><draw:image xlink:href="Pictures/1000000000000276000001D8D06974A4105EC3E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7. Like 1 but the <text:span text:style-name="T6">latency is not taken into consideration</text:span></text:p>
      <text:p text:style-name="P9"/>
      <text:p text:style-name="P9"/>
      <text:p text:style-name="P9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9"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9H29M20S</meta:editing-duration>
    <meta:editing-cycles>6</meta:editing-cycles>
    <dc:date>2016-08-25T21:24:54.686497391</dc:date>
    <meta:document-statistic meta:table-count="0" meta:image-count="8" meta:object-count="0" meta:page-count="6" meta:paragraph-count="25" meta:word-count="107" meta:character-count="567" meta:non-whitespace-character-count="474"/>
  </office:meta>
</office:document-meta>
</file>